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20.00pt" fo:font-weight="bold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5.00pt" fo:font-weight="normal" fo:font-family="'Liberation Mono'" style:font-family-asian="'Liberation Mono'" style:font-family-complex="'Liberation Mono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5.00pt" fo:font-weight="normal" fo:font-family="'Liberation Mono'" style:font-family-asian="'Liberation Mono'" style:font-family-complex="'Liberation Mono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5.00pt" fo:font-weight="normal" fo:font-family="'Liberation Mono'" style:font-family-asian="'Liberation Mono'" style:font-family-complex="'Liberation Mono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5.00pt" fo:font-weight="normal" fo:font-family="'Liberation Mono'" style:font-family-asian="'Liberation Mono'" style:font-family-complex="'Liberation Mono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5.00pt" fo:font-weight="normal" fo:font-family="'Liberation Mono'" style:font-family-asian="'Liberation Mono'" style:font-family-complex="'Liberation Mono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5.00pt" fo:font-weight="normal" fo:font-family="'Liberation Mono'" style:font-family-asian="'Liberation Mono'" style:font-family-complex="'Liberation Mono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5.00pt" fo:font-weight="normal" fo:font-family="'Liberation Mono'" style:font-family-asian="'Liberation Mono'" style:font-family-complex="'Liberation Mono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5.00pt" fo:font-weight="normal" fo:font-family="'Liberation Mono'" style:font-family-asian="'Liberation Mono'" style:font-family-complex="'Liberation Mono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5.00pt" fo:font-weight="normal" fo:font-family="'Liberation Mono'" style:font-family-asian="'Liberation Mono'" style:font-family-complex="'Liberation Mono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5.00pt" fo:font-weight="normal" fo:font-family="'Liberation Mono'" style:font-family-asian="'Liberation Mono'" style:font-family-complex="'Liberation Mono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5.00pt" fo:font-weight="normal" fo:font-family="'Liberation Mono'" style:font-family-asian="'Liberation Mono'" style:font-family-complex="'Liberation Mono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5.00pt" fo:font-weight="normal" fo:font-family="'Liberation Mono'" style:font-family-asian="'Liberation Mono'" style:font-family-complex="'Liberation Mono'" fo:background-color="transparent" style:use-window-font-color="true"/>
    </style:style>
    <style:style style:name="T27" style:family="text">
      <style:text-properties fo:font-size="15.00pt" fo:font-weight="bold" fo:font-family="'Liberation Mono'" style:font-family-asian="'Liberation Mono'" style:font-family-complex="'Liberation Mono'" fo:background-color="transparent" style:use-window-font-color="true"/>
    </style:style>
    <style:style style:name="T28" style:family="text">
      <style:text-properties fo:font-size="15.00pt" fo:font-weight="normal" fo:font-family="'Liberation Mono'" style:font-family-asian="'Liberation Mono'" style:font-family-complex="'Liberation Mono'" fo:background-color="transparent" style:use-window-font-color="true"/>
    </style:style>
    <style:style style:name="T29" style:family="text">
      <style:text-properties fo:font-size="15.00pt" fo:font-weight="normal" fo:font-family="'Liberation Mono'" style:font-family-asian="'Liberation Mono'" style:font-family-complex="'Liberation Mono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<text:s/></text:span><text:span text:style-name="T2">PYTHON CODE CONNECT WITH IBM DATA BASE</text:span></text:p>
      <text:p text:style-name="P1"><text:span text:style-name="T2"><text:s text:c="9"/>TEAM<text:s text:c="2"/>ID<text:s text:c="2"/>: PNT2022TMID31286<text:s text:c="4"/></text:span></text:p>
      <text:p text:style-name="P1"><text:span text:style-name="T3"/></text:p>
      <text:p text:style-name="P1"><text:span text:style-name="T3"/></text:p>
      <text:p text:style-name="P1"><text:span text:style-name="T4">from flask<text:s text:c="2"/>import Flask, render_template, request, redirect, url_for, session</text:span></text:p>
      <text:p text:style-name="P1"><text:span text:style-name="T4">import re</text:span></text:p>
      <text:p text:style-name="P1"><text:span text:style-name="T4">import ibm_db</text:span></text:p>
      <text:p text:style-name="P1"><text:span text:style-name="T4">app = Flask(__name__)</text:span></text:p>
      <text:p text:style-name="P1"><text:span text:style-name="T5"/></text:p>
      <text:p text:style-name="P1"><text:span text:style-name="T5"/></text:p>
      <text:p text:style-name="P1"><text:span text:style-name="T6">app.secret_key = 'a'</text:span></text:p>
      <text:p text:style-name="P1"><text:span text:style-name="T6">hostname="fbd88901-ebdb-4a4f-a32e-9822b9fb237b.c1ogj3sd0tgtu0lqde00.databases.appdomain.cloud"</text:span></text:p>
      <text:p text:style-name="P1"><text:span text:style-name="T6">uid="htm29672"</text:span></text:p>
      <text:p text:style-name="P1"><text:span text:style-name="T6">pwd="Q5MZGFK2R7T6dBrx"</text:span></text:p>
      <text:p text:style-name="P1"><text:span text:style-name="T6">driver="{IBM DB2 ODBC DRIVER}"</text:span></text:p>
      <text:p text:style-name="P1"><text:span text:style-name="T6">db="bludb"</text:span></text:p>
      <text:p text:style-name="P1"><text:span text:style-name="T6">port="32731"</text:span></text:p>
      <text:p text:style-name="P1"><text:span text:style-name="T6">protocol="TCPIP"</text:span></text:p>
      <text:p text:style-name="P1"><text:span text:style-name="T6">cert="Certificate.crt"</text:span></text:p>
      <text:p text:style-name="P1"><text:span text:style-name="T7"/></text:p>
      <text:p text:style-name="P1"><text:span text:style-name="T8">dsn=(</text:span></text:p>
      <text:p text:style-name="P1"><text:span text:style-name="T8"><text:s text:c="6"/>"DATABASE={0};"</text:span></text:p>
      <text:p text:style-name="P1"><text:span text:style-name="T8"><text:s text:c="6"/>"HOSTNAME={1};"</text:span></text:p>
      <text:p text:style-name="P1"><text:span text:style-name="T8"><text:s text:c="6"/>"PORT={2};"</text:span></text:p>
      <text:p text:style-name="P1"><text:span text:style-name="T8"><text:s text:c="6"/>"UID={3};"</text:span></text:p>
      <text:p text:style-name="P1"><text:span text:style-name="T8"><text:s text:c="6"/>"SECURITY=SSL;"</text:span></text:p>
      <text:p text:style-name="P1"><text:span text:style-name="T8"><text:s text:c="6"/>"SSLServerCerttificate={4};"</text:span></text:p>
      <text:p text:style-name="P1"><text:span text:style-name="T8"><text:s text:c="6"/>"pwd={5};"</text:span></text:p>
      <text:p text:style-name="P1"><text:span text:style-name="T8">).format(db,hostname,port,uid,cert,pwd)</text:span></text:p>
      <text:p text:style-name="P1"><text:span text:style-name="T8">print(dsn)</text:span></text:p>
      <text:p text:style-name="P1"><text:span text:style-name="T8">try:</text:span></text:p>
      <text:p text:style-name="P1"><text:span text:style-name="T8"><text:s text:c="4"/>conn=ibm_db.connect(dsn,"","")</text:span></text:p>
      <text:p text:style-name="P1"><text:span text:style-name="T8"><text:s text:c="4"/>print("CONNECTED")</text:span></text:p>
      <text:p text:style-name="P1"><text:span text:style-name="T8">except:</text:span></text:p>
      <text:p text:style-name="P1"><text:span text:style-name="T8"><text:s text:c="4"/>print("Unable to connect",ibm_db.conn_errormsg())</text:span></text:p>
      <text:p text:style-name="P1"><text:span text:style-name="T9"/></text:p>
      <text:p text:style-name="P1"><text:span text:style-name="T10"><text:s text:c="4"/></text:span></text:p>
      <text:p text:style-name="P1"><text:span text:style-name="T11"/></text:p>
      <text:p text:style-name="P1"><text:span text:style-name="T12">@app.route('/', methods =["GET", "POST"])</text:span></text:p>
      <text:p text:style-name="P1"><text:span text:style-name="T12">@app.route('/login', methods =['GET', 'POST'])</text:span></text:p>
      <text:p text:style-name="P1"><text:span text:style-name="T12">def login():</text:span></text:p>
      <text:p text:style-name="P1"><text:span text:style-name="T12"><text:tab/>global userid</text:span></text:p>
      <text:p text:style-name="P1"><text:span text:style-name="T12"><text:tab/>msg = ''</text:span></text:p>
      <text:p text:style-name="P1"><text:span text:style-name="T12"><text:tab/>if request.method == 'POST':</text:span></text:p>
      <text:p text:style-name="P1"><text:span text:style-name="T12"><text:tab/><text:tab/>username = request.form['username']</text:span></text:p>
      <text:p text:style-name="P1"><text:span text:style-name="T12"><text:tab/><text:tab/>password = request.form['password']</text:span></text:p>
      <text:p text:style-name="P1"><text:span text:style-name="T12"><text:tab/><text:tab/>sql="SELECT * FROM USER_DETAILS WHERE USER_NAME =? AND PASSWORD =?"</text:span></text:p>
      <text:p text:style-name="P1"><text:span text:style-name="T12"><text:tab/><text:tab/>stmt = ibm_db.prepare(conn,sql)</text:span></text:p>
      <text:p text:style-name="P1"><text:span text:style-name="T12"><text:tab/><text:tab/>ibm_db.bind_param(stmt,1,username)</text:span></text:p>
      <text:p text:style-name="P1"><text:span text:style-name="T12"><text:tab/><text:tab/>ibm_db.bind_param(stmt,2,password)</text:span></text:p>
      <text:p text:style-name="P1"><text:span text:style-name="T12"><text:tab/><text:tab/>ibm_db.execute(stmt)</text:span></text:p>
      <text:p text:style-name="P1"><text:span text:style-name="T12"><text:tab/><text:tab/>account =ibm_db.fetch_assoc(stmt)</text:span></text:p>
      <text:p text:style-name="P1"><text:span text:style-name="T12"><text:tab/><text:tab/>print(account)</text:span></text:p>
      <text:p text:style-name="P1"><text:span text:style-name="T12"><text:tab/><text:tab/>print("account--------------")</text:span></text:p>
      <text:p text:style-name="P1"><text:span text:style-name="T12"><text:tab/><text:tab/>if account:</text:span></text:p>
      <text:p text:style-name="P1"><text:span text:style-name="T12"><text:tab/><text:tab/><text:tab/></text:span></text:p>
      <text:p text:style-name="P1"><text:span text:style-name="T12"><text:tab/><text:tab/><text:tab/></text:span></text:p>
      <text:p text:style-name="P1"><text:span text:style-name="T12"><text:tab/><text:tab/><text:tab/>msg =login().account</text:span></text:p>
      <text:p text:style-name="P1"><text:span text:style-name="T13"/></text:p>
      <text:p text:style-name="P1"><text:span text:style-name="T14"><text:tab/><text:tab/><text:tab/>return render_template('home.html',msg = msg)</text:span></text:p>
      <text:p text:style-name="P1"><text:span text:style-name="T14"><text:tab/><text:tab/>else:</text:span></text:p>
      <text:p text:style-name="P1"><text:span text:style-name="T14"><text:tab/><text:tab/><text:tab/>msg = 'Incorrect username / password !'</text:span></text:p>
      <text:p text:style-name="P1"><text:span text:style-name="T14"><text:tab/>return render_template('login.html', msg = msg)</text:span></text:p>
      <text:p text:style-name="P1"><text:span text:style-name="T15"/></text:p>
      <text:p text:style-name="P1"><text:span text:style-name="T15"/></text:p>
      <text:p text:style-name="P1"><text:span text:style-name="T16">@app.route('/register', methods =['GET', 'POST'])</text:span></text:p>
      <text:p text:style-name="P1"><text:span text:style-name="T16">def register():</text:span></text:p>
      <text:p text:style-name="P1"><text:span text:style-name="T16"><text:tab/>msg = ''</text:span></text:p>
      <text:p text:style-name="P1"><text:span text:style-name="T16"><text:tab/>if request.method == "POST":</text:span></text:p>
      <text:p text:style-name="P1"><text:span text:style-name="T16"><text:tab/><text:tab/>username = request.form['username']</text:span></text:p>
      <text:p text:style-name="P1"><text:span text:style-name="T16"><text:tab/><text:tab/>password = request.form['password']</text:span></text:p>
      <text:p text:style-name="P1"><text:span text:style-name="T16"><text:tab/><text:tab/>email = request.form['email']</text:span></text:p>
      <text:p text:style-name="P1"><text:span text:style-name="T16"><text:tab/><text:tab/>sql ="SELECT * FROM USER_DETAILS WHERE USER_NAME = ?"</text:span></text:p>
      <text:p text:style-name="P1"><text:span text:style-name="T16"><text:tab/><text:tab/>stmt = ibm_db.prepare(conn,sql)</text:span></text:p>
      <text:p text:style-name="P1"><text:span text:style-name="T16"><text:tab/><text:tab/>ibm_db.bind_param(stmt,1,username)</text:span></text:p>
      <text:p text:style-name="P1"><text:span text:style-name="T16"><text:tab/><text:tab/>ibm_db.execute(stmt)</text:span></text:p>
      <text:p text:style-name="P1"><text:span text:style-name="T16"><text:tab/><text:tab/>account = ibm_db.fetch_assoc(stmt)</text:span></text:p>
      <text:p text:style-name="P1"><text:span text:style-name="T16"><text:tab/><text:tab/>print(account)</text:span></text:p>
      <text:p text:style-name="P1"><text:span text:style-name="T16"><text:tab/><text:tab/>print("account--------------")</text:span></text:p>
      <text:p text:style-name="P1"><text:span text:style-name="T16"><text:tab/><text:tab/></text:span></text:p>
      <text:p text:style-name="P1"><text:span text:style-name="T16"><text:tab/><text:tab/>if account:</text:span></text:p>
      <text:p text:style-name="P1"><text:span text:style-name="T16"><text:tab/><text:tab/><text:tab/>msg = 'Account already exists !'</text:span></text:p>
      <text:p text:style-name="P1"><text:span text:style-name="T16"><text:tab/><text:tab/>elif not re.match(r'[^@]+@[^@]+\.[^@]+', email):</text:span></text:p>
      <text:p text:style-name="P1"><text:span text:style-name="T16"><text:tab/><text:tab/><text:tab/>msg = 'Invalid email address !'</text:span></text:p>
      <text:p text:style-name="P1"><text:span text:style-name="T16"><text:tab/><text:tab/>elif not re.match(r'[A-Za-z0-9]+', username):</text:span></text:p>
      <text:p text:style-name="P1"><text:span text:style-name="T16"><text:tab/><text:tab/><text:tab/>msg = 'Username must contain only characters and numbers !'</text:span></text:p>
      <text:p text:style-name="P1"><text:span text:style-name="T16"><text:tab/><text:tab/>else:</text:span></text:p>
      <text:p text:style-name="P1"><text:span text:style-name="T16"><text:tab/><text:tab/><text:tab/>inser_sql="INSERT INTO USER_DETAILS VALUES(?,?,?)"</text:span></text:p>
      <text:p text:style-name="P1"><text:span text:style-name="T16"><text:tab/><text:tab/><text:tab/>prep_stmt = ibm_db.prepare(conn, inser_sql)</text:span></text:p>
      <text:p text:style-name="P1"><text:span text:style-name="T16"><text:tab/><text:tab/><text:tab/>ibm_db.bind_param(prep_stmt,1,username)</text:span></text:p>
      <text:p text:style-name="P1"><text:span text:style-name="T16"><text:tab/><text:tab/><text:tab/>ibm_db.bind_param(prep_stmt,2,email)</text:span></text:p>
      <text:p text:style-name="P1"><text:span text:style-name="T16"><text:tab/><text:tab/><text:tab/>ibm_db.bind_param(prep_stmt,3,password)</text:span></text:p>
      <text:p text:style-name="P1"><text:span text:style-name="T16"><text:tab/><text:tab/><text:tab/>ibm_db.execute(prep_stmt)</text:span></text:p>
      <text:p text:style-name="P1"><text:span text:style-name="T16"><text:tab/><text:tab/><text:tab/>msg = 'You have successfully registered !'</text:span></text:p>
      <text:p text:style-name="P1"><text:span text:style-name="T16"><text:tab/>elif request.method == 'POST':</text:span></text:p>
      <text:p text:style-name="P1"><text:span text:style-name="T16"><text:tab/><text:tab/>msg = 'Please fill out the form !'</text:span></text:p>
      <text:p text:style-name="P1"><text:span text:style-name="T16"><text:tab/>return render_template('register.html', msg = msg)</text:span></text:p>
      <text:p text:style-name="P1"><text:span text:style-name="T17"/></text:p>
      <text:p text:style-name="P1"><text:span text:style-name="T18">@app.route('/home')</text:span></text:p>
      <text:p text:style-name="P1"><text:span text:style-name="T18">def dash():</text:span></text:p>
      <text:p text:style-name="P1"><text:span text:style-name="T18"><text:tab/></text:span></text:p>
      <text:p text:style-name="P1"><text:span text:style-name="T18"><text:tab/><text:s text:c="4"/></text:span></text:p>
      <text:p text:style-name="P1"><text:span text:style-name="T18"><text:tab/><text:tab/>return render_template('home.html')</text:span></text:p>
      <text:p text:style-name="P1"><text:span text:style-name="T19"/></text:p>
      <text:p text:style-name="P1"><text:span text:style-name="T20">@app.route('/expenditure')</text:span></text:p>
      <text:p text:style-name="P1"><text:span text:style-name="T20">def expenditure():</text:span></text:p>
      <text:p text:style-name="P1"><text:span text:style-name="T20"><text:tab/><text:tab/>return render_template('expenditure.html')</text:span></text:p>
      <text:p text:style-name="P1"><text:span text:style-name="T21"/></text:p>
      <text:p text:style-name="P1"><text:span text:style-name="T21"/></text:p>
      <text:p text:style-name="P1"><text:span text:style-name="T21"/></text:p>
      <text:p text:style-name="P1"><text:span text:style-name="T22">@app.route('/wallet')</text:span></text:p>
      <text:p text:style-name="P1"><text:span text:style-name="T22">def wallet():</text:span></text:p>
      <text:p text:style-name="P1"><text:span text:style-name="T22"><text:tab/><text:tab/>return render_template('wallet.html')</text:span></text:p>
      <text:p text:style-name="P1"><text:span text:style-name="T23"/></text:p>
      <text:p text:style-name="P1"><text:span text:style-name="T24">@app.route('/apply',methods =['GET','POST'])</text:span></text:p>
      <text:p text:style-name="P1"><text:span text:style-name="T24">def apply():</text:span></text:p>
      <text:p text:style-name="P1"><text:span text:style-name="T24"><text:tab/><text:tab/>msg=''</text:span></text:p>
      <text:p text:style-name="P1"><text:span text:style-name="T24"><text:tab/><text:tab/>if request.mwthod == 'POST':</text:span></text:p>
      <text:p text:style-name="P1"><text:span text:style-name="T24"><text:tab/><text:tab/><text:tab/>username = request.form['username']</text:span></text:p>
      <text:p text:style-name="P1"><text:span text:style-name="T24"><text:tab/><text:tab/><text:tab/>email=request.form['email']</text:span></text:p>
      <text:p text:style-name="P1"><text:span text:style-name="T24"><text:tab/><text:tab/><text:tab/>qualification=request.form['qualification']</text:span></text:p>
      <text:p text:style-name="P1"><text:span text:style-name="T24"><text:tab/><text:tab/><text:tab/>skills=request.form['skills']</text:span></text:p>
      <text:p text:style-name="P1"><text:span text:style-name="T24"><text:tab/><text:tab/><text:tab/>jobs = request.form['s']</text:span></text:p>
      <text:p text:style-name="P1"><text:span text:style-name="T24"><text:tab/><text:tab/><text:tab/>################################################</text:span></text:p>
      <text:p text:style-name="P1"><text:span text:style-name="T24"><text:tab/><text:tab/><text:tab/>msg='YOU ARE SUCESFULLY APPLIED '</text:span></text:p>
      <text:p text:style-name="P1"><text:span text:style-name="T24"><text:tab/><text:tab/><text:tab/>session['loggedin']=True</text:span></text:p>
      <text:p text:style-name="P1"><text:span text:style-name="T24"><text:tab/><text:tab/>elif request.method == 'POST':</text:span></text:p>
      <text:p text:style-name="P1"><text:span text:style-name="T24"><text:tab/><text:tab/><text:tab/>msg='please fill the form'</text:span></text:p>
      <text:p text:style-name="P1"><text:span text:style-name="T24"><text:tab/><text:tab/><text:tab/>return render_template('apply.html',msg = msg)</text:span></text:p>
      <text:p text:style-name="P1"><text:span text:style-name="T24">@app.route('/logout')</text:span></text:p>
      <text:p text:style-name="P1"><text:span text:style-name="T24">def logout():</text:span></text:p>
      <text:p text:style-name="P1"><text:span text:style-name="T24"><text:s text:c="2"/>return render_template('home.html')</text:span></text:p>
      <text:p text:style-name="P1"><text:span text:style-name="T25"/></text:p>
      <text:p text:style-name="P1"><text:span text:style-name="T26">if __name__=='__main__':</text:span></text:p>
      <text:p text:style-name="P1"><text:span text:style-name="T27"><text:tab/></text:span><text:span text:style-name="T28">app.run(host='0.0.0.0')</text:span><text:span text:style-name="T2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